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8.4375in" fo:margin-left="-0.0854in" fo:margin-top="0in" fo:margin-bottom="0in" table:align="left" style:writing-mode="lr-tb"/>
    </style:style>
    <style:style style:name="Table1.A" style:family="table-column">
      <style:table-column-properties style:column-width="2.6229in"/>
    </style:style>
    <style:style style:name="Table1.B" style:family="table-column">
      <style:table-column-properties style:column-width="3.8167in"/>
    </style:style>
    <style:style style:name="Table1.C" style:family="table-column">
      <style:table-column-properties style:column-width="1.9979in"/>
    </style:style>
    <style:style style:name="Table1.1" style:family="table-row">
      <style:table-row-properties style:min-row-height="0.0486in" fo:keep-together="auto"/>
    </style:style>
    <style:style style:name="Table1.A1" style:family="table-cell">
      <style:table-cell-properties style:vertical-align="middle" fo:background-color="#ffffff" fo:padding-left="0.0854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868in" fo:keep-together="auto"/>
    </style:style>
    <style:style style:name="Table1.4" style:family="table-row">
      <style:table-row-properties style:min-row-height="0.0806in" fo:keep-together="auto"/>
    </style:style>
    <style:style style:name="Table1.A4" style:family="table-cell">
      <style:table-cell-properties style:vertical-align="middle" fo:background-color="#ffffff" fo:padding-left="0.0854in" fo:padding-right="0.075in" fo:padding-top="0in" fo:padding-bottom="0in" fo:border-left="none" fo:border-right="none" fo:border-top="none" fo:border-bottom="1pt solid #00000a">
        <style:background-image/>
      </style:table-cell-properties>
    </style:style>
    <style:style style:name="Table1.A13" style:family="table-cell">
      <style:table-cell-properties style:vertical-align="middle" fo:background-color="#ffffff" fo:padding-left="0.0854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1.18" style:family="table-row">
      <style:table-row-properties style:min-row-height="0.0701in" fo:keep-together="auto"/>
    </style:style>
    <style:style style:name="Table1.26" style:family="table-row">
      <style:table-row-properties style:min-row-height="0.0514in" fo:keep-together="auto"/>
    </style:style>
    <style:style style:name="Table1.30" style:family="table-row">
      <style:table-row-properties style:min-row-height="0.0528in" fo:keep-together="auto"/>
    </style:style>
    <style:style style:name="Table1.36" style:family="table-row">
      <style:table-row-properties style:min-row-height="0.0813in" fo:keep-together="auto"/>
    </style:style>
    <style:style style:name="Table1.A36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38" style:family="table-row">
      <style:table-row-properties style:min-row-height="0.1069in" fo:keep-together="auto"/>
    </style:style>
    <style:style style:name="Table1.39" style:family="table-row">
      <style:table-row-properties style:min-row-height="0.1132in" fo:keep-together="auto"/>
    </style:style>
    <style:style style:name="Table1.40" style:family="table-row">
      <style:table-row-properties style:min-row-height="0.1049in" fo:keep-together="auto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0pt" style:font-size-asian="10pt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 style:font-size-complex="11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-0.1252in" style:type="right"/>
          <style:tab-stop style:position="0in"/>
          <style:tab-stop style:position="7.2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paragraph-rsid="00192f53" style:font-size-asian="11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8.1874in"/>
        </style:tab-stops>
      </style:paragraph-properties>
      <style:text-properties style:font-name="Times New Roman" fo:font-size="11pt" style:font-size-asian="11pt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0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01769c8" style:font-size-asian="11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officeooo:rsid="0034c787" officeooo:paragraph-rsid="0034c787" style:font-size-asian="11pt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1769c8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252in" style:type="right"/>
        </style:tab-stops>
      </style:paragraph-properties>
      <style:text-properties style:font-name="Times New Roman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font-style="italic" style:font-size-asian="10pt" style:font-style-asian="italic" style:font-name-complex="Times New Roman1"/>
    </style:style>
    <style:style style:name="P21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0pt" fo:font-style="italic" style:font-size-asian="10pt" style:font-style-asian="italic" style:font-name-complex="Times New Roman1"/>
    </style:style>
    <style:style style:name="P22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0pt" fo:font-style="italic" style:font-size-asian="10pt" style:font-style-asian="italic" style:font-name-complex="Times New Roman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size-asian="10pt" style:font-name-complex="Times New Roman1"/>
    </style:style>
    <style:style style:name="P2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 style:font-name-complex="Times New Roman1"/>
    </style:style>
    <style:style style:name="P25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" fo:font-size="10pt" style:font-size-asian="10pt" style:font-name-complex="Times New Roman1"/>
    </style:style>
    <style:style style:name="P26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 fo:font-size="10pt" style:font-size-asian="10pt" style:font-name-complex="Times New Roman1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officeooo:rsid="00360daa" officeooo:paragraph-rsid="00368c79" style:font-size-asian="10pt" style:font-name-complex="Times New Roman1"/>
    </style:style>
    <style:style style:name="P2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officeooo:rsid="00338f37" officeooo:paragraph-rsid="00338f37" style:font-size-asian="10pt" style:font-size-complex="10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7.5in" style:type="right"/>
        </style:tab-stops>
      </style:paragraph-properties>
      <style:text-properties style:font-name="Times New Roman" fo:font-size="14pt" fo:language="en" fo:country="GB" fo:font-weight="bold" style:font-size-asian="14pt" style:font-weight-asian="bold" style:font-name-complex="Times New Roman1" style:font-size-complex="16pt"/>
    </style:style>
    <style:style style:name="P31" style:family="paragraph" style:parent-style-name="List_20_Paragraph">
      <style:paragraph-properties fo:margin-left="0.5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-0.1252in"/>
          <style:tab-stop style:position="8.1874in"/>
        </style:tab-stops>
      </style:paragraph-properties>
      <style:text-properties style:font-name="Times New Roman"/>
    </style:style>
    <style:style style:name="P32" style:family="paragraph" style:parent-style-name="Standard" style:list-style-name="L1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3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4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8.1874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5" style:family="paragraph" style:parent-style-name="Text_20_body" style:master-page-name="Standard">
      <style:paragraph-properties style:page-number="auto"/>
    </style:style>
    <style:style style:name="P36" style:family="paragraph" style:parent-style-name="List_20_Paragraph" style:list-style-name="WWNum7">
      <style:paragraph-properties fo:margin-top="0in" fo:margin-bottom="0in" loext:contextual-spacing="tru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size-complex="11pt"/>
    </style:style>
    <style:style style:name="P37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size-complex="11pt"/>
    </style:style>
    <style:style style:name="P38" style:family="paragraph" style:parent-style-name="List_20_Paragraph" style:list-style-name="WWNum6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9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40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41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42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43" style:family="paragraph" style:parent-style-name="List_20_Paragraph" style:list-style-name="WWNum5">
      <style:paragraph-properties fo:margin-top="0in" fo:margin-bottom="0in" loext:contextual-spacing="true" fo:line-height="100%">
        <style:tab-stops>
          <style:tab-stop style:position="-0.1252in" style:type="right"/>
          <style:tab-stop style:position="0in"/>
          <style:tab-stop style:position="7.2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T1" style:family="text">
      <style:text-properties style:text-position="super 58%" fo:font-size="11pt" style:font-size-asian="11pt"/>
    </style:style>
    <style:style style:name="T2" style:family="text">
      <style:text-properties style:text-position="super 58%" fo:font-size="10pt" style:font-size-asian="10pt" style:font-name-complex="Times New Roman1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name-complex="Times New Roman1"/>
    </style:style>
    <style:style style:name="T5" style:family="text">
      <style:text-properties fo:font-size="11pt" officeooo:rsid="001769c8" style:font-size-asian="11pt" style:font-name-complex="Times New Roman1"/>
    </style:style>
    <style:style style:name="T6" style:family="text">
      <style:text-properties fo:font-size="10pt" style:font-size-asian="10pt" style:font-name-complex="Times New Roman1"/>
    </style:style>
    <style:style style:name="T7" style:family="text">
      <style:text-properties fo:font-size="10pt" officeooo:rsid="0015ebc3" style:font-size-asian="10pt" style:font-name-complex="Times New Roman1"/>
    </style:style>
    <style:style style:name="T8" style:family="text">
      <style:text-properties fo:font-size="10pt" officeooo:rsid="00329d0d" style:font-size-asian="10pt" style:font-name-complex="Times New Roman1"/>
    </style:style>
    <style:style style:name="T9" style:family="text">
      <style:text-properties style:font-name-complex="Times New Roman1"/>
    </style:style>
    <style:style style:name="T10" style:family="text">
      <style:text-properties officeooo:rsid="0023b811" style:font-name-complex="Times New Roman1"/>
    </style:style>
    <style:style style:name="T11" style:family="text">
      <style:text-properties fo:font-style="normal" style:font-style-asian="normal" style:font-name-complex="Times New Roman1" style:font-style-complex="normal"/>
    </style:style>
    <style:style style:name="T12" style:family="text">
      <style:text-properties officeooo:rsid="0034c787"/>
    </style:style>
    <style:style style:name="T13" style:family="text">
      <style:text-properties officeooo:rsid="00368c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0">MARIUS ANDREI STEFAN GARBEA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><text:span text:style-name="T6">223 N 34</text:span><text:span text:style-name="T2">th</text:span><text:span text:style-name="T6"> Street</text:span></text:p>
          </table:table-cell>
          <table:table-cell table:style-name="Table1.A1" office:value-type="string">
            <text:p text:style-name="P29">Website: <text:span text:style-name="T4">http://mariusgarbea.github.io</text:span></text:p>
          </table:table-cell>
          <table:table-cell table:style-name="Table1.A1" office:value-type="string">
            <text:p text:style-name="P24">Email: mgarbea@drexel.edu</text:p>
          </table:table-cell>
        </table:table-row>
        <table:table-row table:style-name="Table1.3">
          <table:table-cell table:style-name="Table1.A1" office:value-type="string">
            <text:p text:style-name="P23">Philadelphia, PA</text:p>
          </table:table-cell>
          <table:table-cell table:style-name="Table1.A1" office:value-type="string">
            <text:p text:style-name="P27">LinkedIn: <text:span text:style-name="T13">https://www.linkedin.com/in/mgarbea/</text:span></text:p>
          </table:table-cell>
          <table:table-cell table:style-name="Table1.A1" office:value-type="string">
            <text:p text:style-name="P24">Mobile: 610-209-4655</text:p>
          </table:table-cell>
        </table:table-row>
        <table:table-row table:style-name="Table1.4">
          <table:table-cell table:style-name="Table1.A4" table:number-columns-spanned="3" office:value-type="string">
            <text:p text:style-name="P17">EDU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4">DREXEL UNIVERSITY</text:p>
          </table:table-cell>
          <table:covered-table-cell/>
          <table:table-cell table:style-name="Table1.A1" office:value-type="string">
            <text:p text:style-name="P28">Philadelphia, PA</text:p>
          </table:table-cell>
        </table:table-row>
        <table:table-row table:style-name="Table1.1">
          <table:table-cell table:style-name="Table1.A1" table:number-columns-spanned="2" office:value-type="string">
            <text:p text:style-name="P20">Bachelor of Science in Computer Science</text:p>
          </table:table-cell>
          <table:covered-table-cell/>
          <table:table-cell table:style-name="Table1.A1" office:value-type="string">
            <text:p text:style-name="P19"><text:span text:style-name="T6">09/2017 – </text:span><text:span text:style-name="T7">expected </text:span><text:span text:style-name="T8">05/</text:span><text:span text:style-name="T7">2022</text:span></text:p>
          </table:table-cell>
        </table:table-row>
        <table:table-row table:style-name="Table1.1">
          <table:table-cell table:style-name="Table1.A1" table:number-columns-spanned="3" office:value-type="string">
            <text:list xml:id="list6063975794549293532" text:style-name="L1">
              <text:list-item>
                <text:p text:style-name="P32">Part of Pennoni Honors College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5"><text:span text:style-name="T3">TUDOR VIANU NATIONAL COLLEGE OF COMPUTER SCIENCE (Ranked 1</text:span><text:span text:style-name="T1">st</text:span><text:span text:style-name="T3"> for STEM)</text:span></text:p>
          </table:table-cell>
          <table:covered-table-cell/>
          <table:table-cell table:style-name="Table1.A1" office:value-type="string">
            <text:p text:style-name="P28">Bucharest, Romania</text:p>
          </table:table-cell>
        </table:table-row>
        <table:table-row table:style-name="Table1.1">
          <table:table-cell table:style-name="Table1.A1" table:number-columns-spanned="2" office:value-type="string">
            <text:p text:style-name="P20">Mathematics-Computer Science specialization</text:p>
          </table:table-cell>
          <table:covered-table-cell/>
          <table:table-cell table:style-name="Table1.A1" office:value-type="string">
            <text:p text:style-name="P26">09/2013 – 06/2017</text:p>
          </table:table-cell>
        </table:table-row>
        <table:table-row table:style-name="Table1.1">
          <table:table-cell table:style-name="Table1.A1" table:number-columns-spanned="3" office:value-type="string">
            <text:list xml:id="list7940898868401935977" text:style-name="L2">
              <text:list-item>
                <text:p text:style-name="P33">Overall GPA: 9.5 out of 10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60436324531857" text:continue-numbering="true" text:style-name="L2">
              <text:list-item>
                <text:p text:style-name="P34">Participated in multiple Computer-Science, Math, Entrepreneurship and Physics contests – national stage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8">PROFESSIONAL EXPERIENCE</text:p>
          </table:table-cell>
          <table:covered-table-cell/>
          <table:covered-table-cell/>
        </table:table-row>
        <table:table-row table:style-name="Table1.1">
          <table:table-cell table:style-name="Table1.A13" table:number-columns-spanned="2" office:value-type="string">
            <text:p text:style-name="P7">GOVITHUB Software Engineer</text:p>
          </table:table-cell>
          <table:covered-table-cell/>
          <table:table-cell table:style-name="Table1.A13" office:value-type="string">
            <text:p text:style-name="P25">10/2016 – 02/2017</text:p>
          </table:table-cell>
        </table:table-row>
        <table:table-row table:style-name="Table1.1">
          <table:table-cell table:style-name="Table1.A1" table:number-columns-spanned="3" office:value-type="string">
            <text:p text:style-name="P22">Governmental program seeking to enhance public service through technology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916225303805478398" text:style-name="WWNum7">
              <text:list-item>
                <text:p text:style-name="P36"><text:span text:style-name="T10">Contributed to the development of </text:span><text:span text:style-name="T9">web applications used by Romanian institutions and citizens</text:span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TELEKOM ROMANIA - DOLCE SPORT Intern</text:p>
          </table:table-cell>
          <table:covered-table-cell/>
          <table:table-cell table:style-name="Table1.A1" office:value-type="string">
            <text:p text:style-name="P25">02/2016 – 04/2016</text:p>
          </table:table-cell>
        </table:table-row>
        <table:table-row table:style-name="Table1.1">
          <table:table-cell table:style-name="Table1.A1" table:number-columns-spanned="3" office:value-type="string">
            <text:p text:style-name="P21">Romanian sports television</text:p>
          </table:table-cell>
          <table:covered-table-cell/>
          <table:covered-table-cell/>
        </table:table-row>
        <table:table-row table:style-name="Table1.18">
          <table:table-cell table:style-name="Table1.A1" table:number-columns-spanned="3" office:value-type="string">
            <text:list xml:id="list4151384528452189419" text:style-name="WWNum3">
              <text:list-item>
                <text:p text:style-name="P37"><text:span text:style-name="T11">Monitored</text:span><text:span text:style-name="T9"> the server’s data flow, managed input/output data stream and published sports articles, lowering the process duration</text:span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AMERILEX Intern</text:p>
          </table:table-cell>
          <table:covered-table-cell/>
          <table:table-cell table:style-name="Table1.A1" office:value-type="string">
            <text:p text:style-name="P25">10/2015 – 12/2015</text:p>
          </table:table-cell>
        </table:table-row>
        <table:table-row table:style-name="Table1.1">
          <table:table-cell table:style-name="Table1.A1" table:number-columns-spanned="3" office:value-type="string">
            <text:p text:style-name="P21">Hewlett-Packard and Microsoft retailer, service and call center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232477102640708291" text:style-name="WWNum6">
              <text:list-item>
                <text:p text:style-name="P38">Assembled and disassembled computers, installed adequate software and reviewed service reports, maximizing the process efficiency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JUNIOR ACHIEVEMENT YOUNG ENTERPRISE “Company of the Year 2016” </text:p>
          </table:table-cell>
          <table:covered-table-cell/>
          <table:table-cell table:style-name="Table1.A1" office:value-type="string">
            <text:p text:style-name="P25"><text:bookmark text:name="__DdeLink__219_223284064"/>12/2015 – 05/2016</text:p>
          </table:table-cell>
        </table:table-row>
        <table:table-row table:style-name="Table1.1">
          <table:table-cell table:style-name="Table1.A1" table:number-columns-spanned="3" office:value-type="string">
            <text:p text:style-name="P21">Most renowned entrepreneurial contest for High-School students in Europe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60435366542138" text:continue-list="list4151384528452189419" text:style-name="WWNum3">
              <text:list-item>
                <text:p text:style-name="P39">Developed a task-management application aiming to help small companies boost work efficiency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60436021294899" text:continue-numbering="true" text:style-name="WWNum3">
              <text:list-item>
                <text:p text:style-name="P39">Received funding from a startup program for young entrepreneurs and got sponsored by Payzone, an international payments system distributor</text:p>
              </text:list-item>
            </text:list>
          </table:table-cell>
          <table:covered-table-cell/>
          <table:covered-table-cell/>
        </table:table-row>
        <table:table-row table:style-name="Table1.26">
          <table:table-cell table:style-name="Table1.A4" table:number-columns-spanned="3" office:value-type="string">
            <text:p text:style-name="P17">HONORS, AWARDS &amp; CERTIFICATION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DREXEL UNIVERSITY Founder’s Scholarship &amp; Drexel Grant</text:p>
          </table:table-cell>
          <table:covered-table-cell/>
          <table:table-cell table:style-name="Table1.A1" office:value-type="string">
            <text:p text:style-name="P1">09/2017 – 05/2022</text:p>
          </table:table-cell>
        </table:table-row>
        <table:table-row table:style-name="Table1.1">
          <table:table-cell table:style-name="Table1.A1" table:number-columns-spanned="3" office:value-type="string">
            <text:p text:style-name="P3">DEVHACKS 2016 Hackathon, sponsored by Microsoft, Teamnet, SoftVision – Runner-up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1">JS HACKS 2016 Hackathon, sponsored by Endava and VisionMobile – Winner</text:p>
          </table:table-cell>
          <table:covered-table-cell/>
          <table:covered-table-cell/>
        </table:table-row>
        <table:table-row table:style-name="Table1.30">
          <table:table-cell table:style-name="Table1.A1" table:number-columns-spanned="3" office:value-type="string">
            <text:p text:style-name="P16"><text:span text:style-name="T5">J</text:span><text:span text:style-name="T4">UNIOR ACHIEVEMENT YOUNG ENTERPRISE “Company of the Year” – National Finalist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0">CERTIPORT Digital Literacy Certifi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CISCO Networking Academy IT Essentials Certifi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GOOGLE CODE-IN Certifi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7">JUNIOR ACHIEVEMENT YOUNG ENTERPRISE “IT &amp; Creativity”, sponsored by UBISOFT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8">JUNIOR ACHIEVEMENT YOUNG ENTERPRISE “Global Enterprise Project-National Challenge”, sponsored by VODAFONE</text:p>
          </table:table-cell>
          <table:covered-table-cell/>
          <table:covered-table-cell/>
        </table:table-row>
        <table:table-row table:style-name="Table1.36">
          <table:table-cell table:style-name="Table1.A36" table:number-columns-spanned="3" office:value-type="string">
            <text:p text:style-name="P31">SKILLS &amp; INTERESTS</text:p>
          </table:table-cell>
          <table:covered-table-cell/>
          <table:covered-table-cell/>
        </table:table-row>
        <table:table-row table:style-name="Table1.1">
          <table:table-cell table:style-name="Table1.A13" table:number-columns-spanned="3" office:value-type="string">
            <text:p text:style-name="P6">LANGUAGES: Romanian (native), English (bilingual), German (intermediate)</text:p>
          </table:table-cell>
          <table:covered-table-cell/>
          <table:covered-table-cell/>
        </table:table-row>
        <table:table-row table:style-name="Table1.38">
          <table:table-cell table:style-name="Table1.A1" table:number-columns-spanned="3" office:value-type="string">
            <text:p text:style-name="P13">PROGRAMMING SKILLS</text:p>
          </table:table-cell>
          <table:covered-table-cell/>
          <table:covered-table-cell/>
        </table:table-row>
        <table:table-row table:style-name="Table1.39">
          <table:table-cell table:style-name="Table1.A1" table:number-columns-spanned="2" office:value-type="string">
            <text:list xml:id="list8749524299614608707" text:style-name="WWNum4">
              <text:list-item>
                <text:p text:style-name="P40">JavaScript, ReactJS, NodeJS, HTML, CSS, Git</text:p>
              </text:list-item>
            </text:list>
          </table:table-cell>
          <table:covered-table-cell/>
          <table:table-cell table:style-name="Table1.A1" office:value-type="string">
            <text:p text:style-name="P5">advanced</text:p>
          </table:table-cell>
        </table:table-row>
        <table:table-row table:style-name="Table1.40">
          <table:table-cell table:style-name="Table1.A1" table:number-columns-spanned="2" office:value-type="string">
            <text:list xml:id="list160435889899537" text:continue-numbering="true" text:style-name="WWNum4">
              <text:list-item>
                <text:p text:style-name="P41">C++, Java, SQL, MongoDB</text:p>
              </text:list-item>
            </text:list>
          </table:table-cell>
          <table:covered-table-cell/>
          <table:table-cell table:style-name="Table1.A1" office:value-type="string">
            <text:p text:style-name="P5">intermediate</text:p>
          </table:table-cell>
        </table:table-row>
        <table:table-row table:style-name="Table1.1">
          <table:table-cell table:style-name="Table1.A1" table:number-columns-spanned="2" office:value-type="string">
            <text:list xml:id="list160434583118786" text:continue-numbering="true" text:style-name="WWNum4">
              <text:list-item>
                <text:p text:style-name="P42">Python, <text:span text:style-name="T12">Kotlin</text:span><text:tab/></text:p>
              </text:list-item>
            </text:list>
          </table:table-cell>
          <table:covered-table-cell/>
          <table:table-cell table:style-name="Table1.A1" office:value-type="string">
            <text:p text:style-name="P5">beginner</text:p>
          </table:table-cell>
        </table:table-row>
        <table:table-row table:style-name="Table1.1">
          <table:table-cell table:style-name="Table1.A1" table:number-columns-spanned="3" office:value-type="string">
            <text:p text:style-name="P4">INTEREST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754718363711567355" text:style-name="WWNum5">
              <text:list-item>
                <text:p text:style-name="P43">Avid reader of online programming magazines and dedicated websites (HackerNews, Reddit, Medium, Quora)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60435835186697" text:continue-numbering="true" text:style-name="WWNum5">
              <text:list-item>
                <text:p text:style-name="P43">Active on programming communities (GitHub, Gitter, FreeCodeCamp)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60435316981607" text:continue-numbering="true" text:style-name="WWNum5">
              <text:list-item>
                <text:p text:style-name="P43">Cryptocurrencies supporter and enthusiast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60435959673057" text:continue-numbering="true" text:style-name="WWNum5">
              <text:list-item>
                <text:p text:style-name="P43">Sports fan: basketball, football, ski, table tennis and hacky sack</text:p>
              </text:list-item>
            </text:list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" fo:font-family="Times" style:font-family-generic="roman" style:font-pitch="variable" fo:font-size="12pt" fo:language="en" fo:country="US" style:font-name-asian="Times1" style:font-family-asian="Times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1252in" style:type="right"/>
        </style:tab-stops>
      </style:paragraph-properties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1" style:font-family-asian="Times" style:font-family-generic-asian="system" style:font-pitch-asian="variable" style:font-size-asian="10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4pt" style:font-size-asian="4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4pt" style:font-size-asian="4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5in" fo:margin-bottom="0.05in" fo:margin-left="0.1in" fo:margin-right="0.1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14:00</meta:creation-date>
    <meta:initial-creator>Marius</meta:initial-creator>
    <dc:language>en-US</dc:language>
    <dc:date>2017-10-15T16:04:34.419853918</dc:date>
    <meta:editing-cycles>118</meta:editing-cycles>
    <meta:editing-duration>PT5H59M12S</meta:editing-duration>
    <meta:generator>LibreOffice/5.1.6.2$Linux_X86_64 LibreOffice_project/10m0$Build-2</meta:generator>
    <meta:document-statistic meta:table-count="1" meta:image-count="0" meta:object-count="0" meta:page-count="1" meta:paragraph-count="62" meta:word-count="360" meta:character-count="2791" meta:non-whitespace-character-count="24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